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7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style-name="Normal" style:font-family-generic="swiss" fo:font-size="12pt" style:font-family-asian="Arial" style:font-style-name-asian="Normal" style:font-family-generic-asian="swiss" style:font-size-asian="12pt" style:font-family-complex="Arial" style:font-style-name-complex="Normal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133cm" svg:height="1.358cm" draw:transform="rotate (-0.0111701072139481) translate (9.167cm 4.71cm)">
          <text:p text:style-name="P1"><text:span text:style-name="T1">Captura 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xml:id="id4" draw:id="id4" draw:layer="layout" svg:width="3.119cm" svg:height="1.04cm" svg:x="9.166cm" svg:y="6.905cm">
          <text:p text:style-name="P1"><text:span text:style-name="T1">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2" draw:id="id2" draw:layer="layout" svg:width="0.462cm" svg:height="0.354cm" svg:x="10.494cm" svg:y="3.3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2" xml:id="id1" draw:id="id1" draw:layer="layout" svg:width="2.9cm" svg:height="2.5cm" svg:x="9.3cm" svg:y="8.9cm">
          <text:p text:style-name="P1"><text:span text:style-name="T1">n es par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line-skew="-1.099cm" svg:x1="9.3cm" svg:y1="10.15cm" svg:x2="10.494cm" svg:y2="3.501cm" draw:start-shape="id1" draw:start-glue-point="5" draw:end-shape="id2" draw:end-glue-point="6" svg:d="M9300 10150h-1600v-6649h2794">
          <text:p/>
        </draw:connector>
        <draw:connector draw:style-name="gr6" draw:text-style-name="P3" draw:layer="layout" draw:type="line" svg:x1="10.725cm" svg:y1="2.4cm" svg:x2="10.725cm" svg:y2="3.324cm" draw:end-shape="id2" draw:end-glue-point="4" svg:d="M10725 2400v924">
          <text:p/>
        </draw:connector>
        <draw:connector draw:style-name="gr7" draw:text-style-name="P3" draw:layer="layout" draw:type="line" svg:x1="10.725cm" svg:y1="3.678cm" svg:x2="10.735cm" svg:y2="4.729cm" draw:start-shape="id2" draw:start-glue-point="8" draw:end-shape="id3" draw:end-glue-point="4" svg:d="M10725 3678l10 1051">
          <text:p/>
        </draw:connector>
        <draw:connector draw:style-name="gr8" draw:text-style-name="P3" draw:layer="layout" draw:type="line" svg:x1="10.72cm" svg:y1="6.007cm" svg:x2="10.725cm" svg:y2="6.905cm" draw:start-shape="id3" draw:start-glue-point="6" draw:end-shape="id4" draw:end-glue-point="0" svg:d="M10720 6007l5 898">
          <text:p/>
        </draw:connector>
        <draw:connector draw:style-name="gr9" draw:text-style-name="P3" draw:layer="layout" draw:type="line" svg:x1="10.725cm" svg:y1="7.945cm" svg:x2="10.725cm" svg:y2="9.1cm" draw:start-shape="id4" draw:start-glue-point="8" svg:d="M10725 7945v1155">
          <text:p/>
        </draw:connector>
        <draw:custom-shape draw:style-name="gr10" draw:text-style-name="P5" xml:id="id5" draw:id="id5" draw:layer="layout" svg:width="5.4cm" svg:height="1.9cm" svg:x="8.095cm" svg:y="12.2cm">
          <text:p text:style-name="P4"><text:span text:style-name="T2">Renglon </text:span><text:span text:style-name="T3">← </text:span><text:span text:style-name="T2">0</text:span></text:p>
          <text:p text:style-name="P4"><text:span text:style-name="T2">Columna</text:span><text:span text:style-name="T3">←</text:span><text:span text:style-name="T2"> n/2</text:span></text:p>
          <text:p text:style-name="P4"><text:span text:style-name="T2">Secuenia </text:span><text:span text:style-name="T3">← 1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462cm" svg:height="0.354cm" svg:x="10.494cm" svg:y="3.324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4" xml:id="id6" draw:id="id6" draw:layer="layout" svg:width="0.4cm" svg:height="0.5cm" svg:x="10.595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2" xml:id="id7" draw:id="id7" draw:layer="layout" svg:width="3.5cm" svg:height="3.2cm" svg:x="9.045cm" svg:y="16cm">
          <text:p text:style-name="P1"><text:span text:style-name="T1">Secunacia</text:span></text:p>
          <text:p text:style-name="P1"><text:span text:style-name="T1">&lt;= n x 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8" draw:id="id8" draw:layer="layout" svg:width="9.8cm" svg:height="3cm" svg:x="5.9cm" svg:y="19.944cm">
          <text:p text:style-name="P4"><text:span text:style-name="T3">Coloca secuencia en renglon , columna </text:span></text:p>
          <text:p text:style-name="P4"><text:span text:style-name="T3">Secuencia ← secuencia + 1</text:span></text:p>
          <text:p text:style-name="P4"><text:span text:style-name="T3">Renglon a← renglon y columna ←columna </text:span></text:p>
          <text:p text:style-name="P4"><text:span text:style-name="T3">Renglon ← renglon – 1</text:span></text:p>
          <text:p text:style-name="P4"><text:span text:style-name="T3">Columna ← columna + 1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1cm" svg:height="1cm" svg:x="8.1cm" svg:y="1.3cm">
          <text:p text:style-name="P4"><text:span text:style-name="T2">Comienza 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4" draw:layer="layout" draw:type="line" svg:x1="10.75cm" svg:y1="11.4cm" svg:x2="10.795cm" svg:y2="12.2cm" draw:start-shape="id1" draw:start-glue-point="6" draw:end-shape="id5" draw:end-glue-point="0" svg:d="M10750 11400l45 800">
          <text:p/>
        </draw:connector>
        <draw:connector draw:style-name="gr14" draw:text-style-name="P4" draw:layer="layout" draw:type="line" svg:x1="10.795cm" svg:y1="14.1cm" svg:x2="10.795cm" svg:y2="14.8cm" draw:start-shape="id5" draw:end-shape="id6" draw:end-glue-point="4" svg:d="M10795 14100v700">
          <text:p/>
        </draw:connector>
        <draw:connector draw:style-name="gr14" draw:text-style-name="P4" draw:layer="layout" draw:type="line" svg:x1="10.795cm" svg:y1="19.2cm" svg:x2="10.8cm" svg:y2="19.944cm" draw:start-shape="id7" draw:start-glue-point="6" draw:end-shape="id8" svg:d="M10795 19200l5 744">
          <text:p/>
        </draw:connector>
        <draw:connector draw:style-name="gr14" draw:text-style-name="P4" draw:layer="layout" draw:type="line" svg:x1="10.795cm" svg:y1="15.3cm" svg:x2="10.795cm" svg:y2="16cm" draw:start-shape="id6" draw:start-glue-point="8" draw:end-shape="id7" draw:end-glue-point="4" svg:d="M10795 15300v700">
          <text:p/>
        </draw:connector>
        <draw:custom-shape draw:style-name="gr10" draw:text-style-name="P4" xml:id="id9" draw:id="id9" draw:layer="layout" svg:width="0.8cm" svg:height="0.7cm" svg:x="10.395cm" svg:y="24.3cm">
          <text:p text:style-name="P4"><text:s/>A 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4" draw:layer="layout" draw:type="line" svg:x1="10.8cm" svg:y1="22.944cm" svg:x2="10.795cm" svg:y2="24.3cm" draw:start-shape="id8" draw:start-glue-point="2" draw:end-shape="id9" draw:end-glue-point="4" svg:d="M10800 22944l-5 1356">
          <text:p/>
        </draw:connector>
        <draw:custom-shape draw:style-name="gr10" draw:text-style-name="P4" xml:id="id10" draw:id="id10" draw:layer="layout" svg:width="0.8cm" svg:height="0.8cm" svg:x="17cm" svg:y="24.1cm">
          <text:p text:style-name="P4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4" draw:layer="layout" svg:x1="10.995cm" svg:y1="15.05cm" svg:x2="17.4cm" svg:y2="24.1cm" draw:start-shape="id6" draw:start-glue-point="10" draw:end-shape="id10" draw:end-glue-point="4" svg:d="M10995 15050h6405v9050">
          <text:p/>
        </draw:connector>
      </draw:page>
      <draw:page draw:name="page2" draw:style-name="dp1" draw:master-page-name="Default">
        <draw:custom-shape draw:style-name="gr15" draw:text-style-name="P2" xml:id="id11" draw:id="id11" draw:layer="layout" svg:width="3.2cm" svg:height="2.9cm" svg:x="4.4cm" svg:y="3.3cm">
          <text:p text:style-name="P1"><text:span text:style-name="T1">Renglon</text:span></text:p>
          <text:p text:style-name="P1"><text:span text:style-name="T1"><text:s/></text:span><text:span text:style-name="T1">&lt; 0 <text:s/>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12" draw:id="id12" draw:layer="layout" svg:width="5cm" svg:height="0.9cm" svg:x="3.5cm" svg:y="7cm">
          <text:p text:style-name="P4"><text:span text:style-name="T2">columna</text:span> <text:span text:style-name="T3">←columna - 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4" draw:id="id14" draw:layer="layout" svg:width="5cm" svg:height="0.9cm" svg:x="13.1cm" svg:y="7.1cm">
          <text:p text:style-name="P4"><text:span text:style-name="T3">Renglon← renglon + 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3" draw:id="id13" draw:layer="layout" svg:width="3.5cm" svg:height="3.2cm" svg:x="13.872cm" svg:y="3.061cm">
          <text:p text:style-name="P1"><text:span text:style-name="T1">Columna</text:span></text:p>
          <text:p text:style-name="P1"><text:span text:style-name="T1"><text:s/></text:span><text:span text:style-name="T1">&gt;= n -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15" draw:id="id15" draw:layer="layout" svg:width="0.705cm" svg:height="0.7cm" svg:x="10cm" svg:y="1.3cm">
          <text:p text:style-name="P4"><text:s/>A 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4" draw:layer="layout" draw:type="line" svg:x1="6cm" svg:y1="6.2cm" svg:x2="6cm" svg:y2="7cm" draw:start-shape="id11" draw:start-glue-point="6" draw:end-shape="id12" draw:end-glue-point="0" svg:d="M6000 6200v800">
          <text:p/>
        </draw:connector>
        <draw:connector draw:style-name="gr14" draw:text-style-name="P4" draw:layer="layout" draw:type="line" svg:x1="15.622cm" svg:y1="6.261cm" svg:x2="15.6cm" svg:y2="7.1cm" draw:start-shape="id13" draw:start-glue-point="6" draw:end-shape="id14" draw:end-glue-point="0" svg:d="M15622 6261l-22 839">
          <text:p/>
        </draw:connector>
        <draw:connector draw:style-name="gr14" draw:text-style-name="P4" draw:layer="layout" svg:x1="10cm" svg:y1="1.65cm" svg:x2="6cm" svg:y2="3.3cm" draw:start-shape="id15" draw:start-glue-point="6" draw:end-shape="id11" draw:end-glue-point="4" svg:d="M10000 1650h-4000v1650">
          <text:p/>
        </draw:connector>
        <draw:connector draw:style-name="gr14" draw:text-style-name="P4" draw:layer="layout" svg:x1="10.705cm" svg:y1="1.65cm" svg:x2="15.622cm" svg:y2="3.061cm" draw:start-shape="id15" draw:start-glue-point="10" draw:end-shape="id13" draw:end-glue-point="4" svg:d="M10705 1650h4917v1411">
          <text:p/>
        </draw:connector>
        <draw:custom-shape draw:style-name="gr17" draw:text-style-name="P2" xml:id="id17" draw:id="id17" draw:layer="layout" svg:width="4.7cm" svg:height="3.5cm" svg:x="8.8cm" svg:y="10.2cm">
          <text:p text:style-name="P1"><text:span text:style-name="T1">Posicion </text:span></text:p>
          <text:p text:style-name="P1"><text:span text:style-name="T1">Renglon, columna</text:span></text:p>
          <text:p text:style-name="P1"><text:span text:style-name="T1">vacia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18" draw:id="id18" draw:layer="layout" svg:width="7.7cm" svg:height="1.9cm" svg:x="7.3cm" svg:y="15.1cm">
          <text:p text:style-name="P4"><text:span text:style-name="T3">Renglon ← renglon a</text:span></text:p>
          <text:p text:style-name="P4"><text:span text:style-name="T3">Columna </text:span></text:p>
          <text:p text:style-name="P4"><text:span text:style-name="T3">Columna ← columna intere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" draw:id="id16" draw:layer="layout" svg:width="0.4cm" svg:height="0.4cm" svg:x="10.782cm" svg:y="8.24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4" draw:layer="layout" svg:x1="15.6cm" svg:y1="8cm" svg:x2="11.182cm" svg:y2="8.447cm" draw:start-shape="id14" draw:start-glue-point="2" draw:end-shape="id16" draw:end-glue-point="10" svg:d="M15600 8000v501h-3459v-54h-959">
          <text:p/>
        </draw:connector>
        <draw:connector draw:style-name="gr14" draw:text-style-name="P4" draw:layer="layout" svg:x1="6cm" svg:y1="7.9cm" svg:x2="10.631cm" svg:y2="8.457cm" draw:start-shape="id12" draw:start-glue-point="2" svg:d="M6000 7900v529h4631v28">
          <text:p/>
        </draw:connector>
        <draw:connector draw:style-name="gr14" draw:text-style-name="P4" draw:layer="layout" svg:x1="10.982cm" svg:y1="8.647cm" svg:x2="11.15cm" svg:y2="10.2cm" draw:start-shape="id16" draw:start-glue-point="8" draw:end-shape="id17" draw:end-glue-point="4" svg:d="M10982 8647v777h168v776">
          <text:p/>
        </draw:connector>
        <draw:custom-shape draw:style-name="gr10" draw:text-style-name="P5" xml:id="id19" draw:id="id19" draw:layer="layout" svg:width="4.1cm" svg:height="3.3cm" svg:x="9cm" svg:y="19.1cm">
          <text:p text:style-name="P4"><text:span text:style-name="T2">Captura </text:span></text:p>
          <text:p text:style-name="P4"><text:span text:style-name="T2">Renglon</text:span></text:p>
          <text:p text:style-name="P4"><text:span text:style-name="T2">Y column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4" draw:text-style-name="P4" draw:layer="layout" svg:x1="11.15cm" svg:y1="17cm" svg:x2="11.05cm" svg:y2="19.1cm" draw:start-shape="id18" draw:start-glue-point="2" draw:end-shape="id19" draw:end-glue-point="4" svg:d="M11150 17000v1050h-100v1050">
          <text:p/>
        </draw:connector>
        <draw:custom-shape draw:style-name="gr10" draw:text-style-name="P5" xml:id="id20" draw:id="id20" draw:layer="layout" svg:width="4cm" svg:height="0.9cm" svg:x="9.2cm" svg:y="23.6cm">
          <text:p text:style-name="P4"><text:span text:style-name="T2">f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4" draw:layer="layout" svg:x1="11.05cm" svg:y1="22.205cm" svg:x2="11.2cm" svg:y2="23.6cm" draw:start-shape="id19" draw:start-glue-point="6" draw:end-shape="id20" draw:end-glue-point="4" svg:d="M11050 22205v796h150v599">
          <text:p/>
        </draw:connector>
        <draw:frame draw:style-name="gr18" draw:layer="layout" svg:width="1.243cm" svg:height="0.963cm" svg:x="6.957cm" svg:y="12.537cm">
          <draw:text-box>
            <text:p>Si </text:p>
          </draw:text-box>
        </draw:frame>
        <draw:frame draw:style-name="gr19" draw:layer="layout" svg:width="1.488cm" svg:height="0.963cm" svg:x="15.012cm" svg:y="10.9cm">
          <draw:text-box>
            <text:p>No </text:p>
          </draw:text-box>
        </draw:frame>
        <draw:custom-shape draw:style-name="gr10" draw:text-style-name="P4" xml:id="id21" draw:id="id21" draw:layer="layout" svg:width="0.7cm" svg:height="0.7cm" svg:x="17.8cm" svg:y="1.5cm">
          <text:p text:style-name="P4">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4" draw:text-style-name="P4" draw:layer="layout" svg:x1="18.15cm" svg:y1="2.2cm" svg:x2="13.5cm" svg:y2="11.95cm" draw:start-shape="id21" draw:start-glue-point="8" draw:end-shape="id17" draw:end-glue-point="7" svg:d="M18150 2200v9750h-4650">
          <text:p/>
        </draw:connector>
        <draw:connector draw:style-name="gr14" draw:text-style-name="P4" draw:layer="layout" svg:x1="8.8cm" svg:y1="11.95cm" svg:x2="11.15cm" svg:y2="15.1cm" draw:start-shape="id17" draw:start-glue-point="5" draw:end-shape="id18" draw:end-glue-point="0" svg:d="M8800 11950h-501v2451h2851v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Ibarra Aguilar</meta:initial-creator>
    <meta:creation-date>2019-12-03T10:42:30.44</meta:creation-date>
    <dc:date>2019-12-12T07:27:16.26</dc:date>
    <meta:editing-duration>PT5H54M19S</meta:editing-duration>
    <meta:editing-cycles>5</meta:editing-cycles>
    <meta:generator>OpenOffice/4.1.7$Win32 OpenOffice.org_project/417m1$Build-9800</meta:generator>
    <meta:document-statistic meta:object-count="47"/>
  </office:meta>
</office:document-meta>
</file>